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0"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1"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2"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3"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7"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8"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19" style:family="paragraph" style:parent-style-name="Preformatted_20_Text">
      <style:text-properties style:font-name="Liberation Serif" fo:font-size="11pt" officeooo:rsid="0005ea9e" officeooo:paragraph-rsid="000f77ac" style:font-size-asian="11pt" style:font-size-complex="11pt"/>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17"/>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1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9">Fonctionnalités</text:p>
      <text:p text:style-name="P12"/>
      <text:p text:style-name="P14">Formes de base : cube, sphère, cylindre, tore… (avec paramètres modifiables)</text:p>
      <text:p text:style-name="P13">Outils : extrusion, intrusion, lissage, déplacement, gonflement, pincement...</text:p>
      <text:p text:style-name="P13">Fonctionnalités : symétrie axiales et centrales, subdivision, simplification, <text:span text:style-name="T5">(union, différence), déplacement, rotation et mise à l'échelle de l'objet, fils de fer / solide, (validation maillage)</text:span></text:p>
      <text:p text:style-name="P15">Interface : déplacement, rotation et zoom dans la fenêtre OpenGL, boites d'outils, menus déroulants, boutons, afficher la grille / le repère, perspective</text:p>
      <text:p text:style-name="P15">Options : nouveau, ouvrir, enregistrer, importer, exporter, annuler, refaire, paramètres, quitter</text:p>
      <text:p text:style-name="P15">Autres : matériaux, lumière</text:p>
      <text:p text:style-name="P12"/>
      <text:p text:style-name="P12"/>
      <text:p text:style-name="P12"/>
      <text:p text:style-name="P9">Conventions de programmation</text:p>
      <text:p text:style-name="P12"/>
      <text:p text:style-name="P12"><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text:span><text:soft-page-break/><text:span text:style-name="T1">afin d'en expliquer brièvement son fonctionnement. Enfin, nous avons choisi de faire précéder le nom de 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2"/>
      <text:p text:style-name="P12"/>
      <text:p text:style-name="P12"/>
      <text:p text:style-name="P10">Répartition des tâches</text:p>
      <text:p text:style-name="P12"/>
      <text:p text:style-name="P12"><text:tab/><text:span text:style-name="T6">Pour organiser correctement le développement de l'application, il est nécessaire de définir des rôles pour chaque membre de l'équipe de projet. Nous nous répartirons globalement selon le schéma suivant :</text:span></text:p>
      <text:p text:style-name="P12"/>
      <table:table table:name="Table2" table:style-name="Table2">
        <table:table-column table:style-name="Table2.A" table:number-columns-repeated="3"/>
        <table:table-row>
          <table:table-cell table:style-name="Table2.A1" office:value-type="string">
            <text:p text:style-name="P11">GAUTHIER Silvère</text:p>
          </table:table-cell>
          <table:table-cell table:style-name="Table2.A1" office:value-type="string">
            <text:p text:style-name="P11">LAMEIRA Yannick</text:p>
          </table:table-cell>
          <table:table-cell table:style-name="Table2.C1" office:value-type="string">
            <text:p text:style-name="P11">PELADAN Cécile</text:p>
          </table:table-cell>
        </table:table-row>
        <table:table-row>
          <table:table-cell table:style-name="Table2.A2" office:value-type="string">
            <text:p text:style-name="P18">- <text:span text:style-name="T6">Gestion des VAOs et VBOs</text:span></text:p>
            <text:p text:style-name="P18">- <text:span text:style-name="T6">Implémentation des formes</text:span></text:p>
          </table:table-cell>
          <table:table-cell table:style-name="Table2.A2" office:value-type="string">
            <text:p text:style-name="P18">- <text:span text:style-name="T6">Mise en place de l'interface</text:span></text:p>
          </table:table-cell>
          <table:table-cell table:style-name="Table2.C2" office:value-type="string">
            <text:p text:style-name="P18">- <text:span text:style-name="T7">Gestion du curseur</text:span></text:p>
            <text:p text:style-name="P18">- <text:span text:style-name="T6">Implémentation des outils</text:span></text:p>
          </table:table-cell>
        </table:table-row>
      </table:table>
      <text:p text:style-name="P12"/>
      <text:p text:style-name="P16">Par la suite, chaque membre pourra participer aux tâches des autres, ici étant représenté uniquement les responsables des différents module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2T15:07:37.548248216</dc:date>
    <meta:generator>LibreOffice/4.2.7.2$Linux_X86_64 LibreOffice_project/420m0$Build-2</meta:generator>
    <meta:editing-duration>PT1H32M18S</meta:editing-duration>
    <meta:editing-cycles>9</meta:editing-cycles>
    <meta:document-statistic meta:table-count="2" meta:image-count="0" meta:object-count="0" meta:page-count="2" meta:paragraph-count="68" meta:word-count="560" meta:character-count="3675" meta:non-whitespace-character-count="3179"/>
  </office:meta>
</office:document-meta>
</file>